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3366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-color="#355e00" draw:opacity="50%" draw:textarea-horizontal-align="center" draw:textarea-vertical-align="middle" draw:shadow-opacity="5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fo:min-height="0.84cm"/>
    </style:style>
    <style:style style:name="gr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fo:min-height="0.74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8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1" draw:layer="layout" svg:width="4cm" svg:height="1cm" svg:x="11.45cm" svg:y="3.999cm">
          <text:p text:style-name="P1"><text:span text:style-name="T1">Lexer</text:span></text:p>
        </draw:rect>
        <draw:rect draw:style-name="gr2" draw:text-style-name="P2" draw:id="id4" draw:layer="layout" svg:width="2cm" svg:height="1.5cm" svg:x="5.3cm" svg:y="5.999cm">
          <text:p text:style-name="P1"><text:span text:style-name="T1">xlex</text:span></text:p>
        </draw:rect>
        <draw:rect draw:style-name="gr3" draw:text-style-name="P2" draw:id="id3" draw:layer="layout" svg:width="4.1cm" svg:height="1cm" svg:x="11.4cm" svg:y="6.249cm">
          <text:p text:style-name="P1"><text:span text:style-name="T1">LexerTable</text:span></text:p>
        </draw:rect>
        <draw:rect draw:style-name="gr3" draw:text-style-name="P2" draw:id="id2" draw:layer="layout" svg:width="4.6cm" svg:height="1cm" svg:x="18.1cm" svg:y="3.999cm">
          <text:p text:style-name="P1"><text:span text:style-name="T1">LexerListener</text:span></text:p>
        </draw:rect>
        <draw:connector draw:style-name="gr4" draw:text-style-name="P3" draw:layer="layout" draw:type="line" svg:x1="15.45cm" svg:y1="4.499cm" svg:x2="18.1cm" svg:y2="4.499cm" draw:start-shape="id1" draw:start-glue-point="1" draw:end-shape="id2" draw:end-glue-point="3">
          <text:p text:style-name="P4"/>
        </draw:connector>
        <draw:connector draw:style-name="gr4" draw:text-style-name="P3" draw:layer="layout" draw:type="line" svg:x1="13.45cm" svg:y1="4.999cm" svg:x2="13.45cm" svg:y2="6.249cm" draw:start-shape="id1" draw:start-glue-point="2" draw:end-shape="id3">
          <text:p text:style-name="P4"/>
        </draw:connector>
        <draw:frame draw:style-name="gr5" draw:text-style-name="P4" draw:layer="layout" svg:width="1.696cm" svg:height="1.09cm" svg:x="13.519cm" svg:y="5.104cm">
          <draw:text-box>
            <text:p text:style-name="P4"><text:span text:style-name="T2">uses</text:span></text:p>
          </draw:text-box>
        </draw:frame>
        <draw:connector draw:style-name="gr6" draw:text-style-name="P3" draw:layer="layout" draw:type="line" svg:x1="7.3cm" svg:y1="6.749cm" svg:x2="11.4cm" svg:y2="6.749cm" draw:start-shape="id4" draw:start-glue-point="1" draw:end-shape="id3" draw:end-glue-point="3">
          <text:p text:style-name="P4"/>
        </draw:connector>
        <draw:frame draw:style-name="gr5" draw:text-style-name="P4" draw:layer="layout" svg:width="3.008cm" svg:height="1.623cm" svg:x="7.763cm" svg:y="5.804cm">
          <draw:text-box>
            <text:p text:style-name="P4"><text:span text:style-name="T2">Tatoo </text:span></text:p>
            <text:p text:style-name="P4"><text:span text:style-name="T2">generates</text:span></text:p>
          </draw:text-box>
        </draw:frame>
        <draw:connector draw:style-name="gr4" draw:text-style-name="P3" draw:layer="layout" draw:type="line" svg:x1="8.75cm" svg:y1="4.499cm" svg:x2="11.45cm" svg:y2="4.499cm" draw:end-shape="id1" draw:end-glue-point="3">
          <text:p text:style-name="P4"/>
        </draw:connector>
        <draw:frame draw:style-name="gr7" draw:text-style-name="P4" draw:layer="layout" svg:width="3.463cm" svg:height="0.995cm" svg:x="5.7cm" svg:y="3.811cm">
          <draw:text-box>
            <text:p text:style-name="P4"><text:span text:style-name="T2">charac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28T14:45:48</meta:creation-date>
    <dc:date>2006-09-28T14:53:41</dc:date>
    <dc:language>fr-FR</dc:language>
    <meta:editing-cycles>3</meta:editing-cycles>
    <meta:editing-duration>PT7M54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